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line-height="1.058cm"/>
      <style:text-properties style:font-name="標楷體" fo:font-weight="bold" style:font-weight-asian="bold" style:font-size-complex="14pt"/>
    </style:style>
    <style:style style:name="P2" style:family="paragraph" style:parent-style-name="Text_20_body">
      <style:paragraph-properties fo:line-height="1.058cm" fo:orphans="2" fo:widows="2" style:text-autospace="none" style:vertical-align="bottom"/>
      <style:text-properties style:font-name="標楷體" fo:font-weight="bold" style:font-weight-asian="bold" style:font-size-complex="14pt"/>
    </style:style>
    <style:style style:name="P3" style:family="paragraph" style:parent-style-name="Text_20_body">
      <style:paragraph-properties fo:margin-left="0cm" fo:margin-right="-0.349cm" fo:line-height="1.058cm" fo:orphans="2" fo:widows="2" fo:text-indent="1.125cm" style:auto-text-indent="false" style:text-autospace="none" style:vertical-align="bottom">
        <style:tab-stops>
          <style:tab-stop style:position="11.753cm"/>
          <style:tab-stop style:position="13.003cm"/>
          <style:tab-stop style:position="14.252cm"/>
        </style:tab-stops>
      </style:paragraph-properties>
      <style:text-properties style:font-name="標楷體" style:font-size-complex="14pt"/>
    </style:style>
    <style:style style:name="P4" style:family="paragraph" style:parent-style-name="Text_20_body">
      <style:paragraph-properties fo:margin-left="0cm" fo:margin-right="-0.349cm" fo:line-height="1.058cm" fo:orphans="2" fo:widows="2" fo:text-indent="1.125cm" style:auto-text-indent="false" style:text-autospace="none" style:vertical-align="bottom"/>
      <style:text-properties style:font-name="標楷體" style:font-size-complex="14pt"/>
    </style:style>
    <style:style style:name="P5" style:family="paragraph" style:parent-style-name="Text_20_body">
      <style:paragraph-properties fo:margin-left="2.538cm" fo:margin-right="-0.349cm" fo:line-height="1.058cm" fo:orphans="2" fo:widows="2" fo:text-indent="-0.34cm" style:auto-text-indent="false" style:text-autospace="none" style:vertical-align="bottom">
        <style:tab-stops/>
      </style:paragraph-properties>
      <style:text-properties style:font-name="標楷體" style:font-size-complex="14pt"/>
    </style:style>
    <style:style style:name="P6" style:family="paragraph" style:parent-style-name="Text_20_body">
      <style:paragraph-properties fo:margin-left="0.988cm" fo:margin-right="-0.351cm" fo:line-height="1.058cm" fo:orphans="2" fo:widows="2" fo:text-indent="0cm" style:auto-text-indent="false" style:text-autospace="none" style:vertical-align="bottom">
        <style:tab-stops/>
      </style:paragraph-properties>
      <style:text-properties style:font-name="標楷體" style:font-size-complex="14pt"/>
    </style:style>
    <style:style style:name="P7" style:family="paragraph" style:parent-style-name="Text_20_body">
      <style:paragraph-properties fo:margin-left="4.934cm" fo:margin-right="-0.351cm" fo:line-height="1.058cm" fo:orphans="2" fo:widows="2" fo:text-indent="-2.914cm" style:auto-text-indent="false" style:text-autospace="none" style:vertical-align="bottom">
        <style:tab-stops/>
      </style:paragraph-properties>
      <style:text-properties style:font-name="標楷體" style:font-size-complex="14pt"/>
    </style:style>
    <style:style style:name="P8" style:family="paragraph" style:parent-style-name="Text_20_body">
      <style:paragraph-properties fo:margin-left="0cm" fo:margin-right="-0.351cm" fo:line-height="1.058cm" fo:orphans="2" fo:widows="2" fo:text-indent="0cm" style:auto-text-indent="false" style:text-autospace="none" style:vertical-align="bottom"/>
      <style:text-properties style:font-name="標楷體" style:font-size-complex="14pt"/>
    </style:style>
    <style:style style:name="P9" style:family="paragraph" style:parent-style-name="Text_20_body">
      <style:paragraph-properties fo:margin-left="0cm" fo:margin-right="0cm" fo:line-height="150%" fo:text-indent="3.898cm" style:auto-text-indent="false" style:vertical-align="baseline"/>
      <style:text-properties fo:font-size="13pt" style:font-size-asian="13pt" style:font-size-complex="13pt"/>
    </style:style>
    <style:style style:name="P10" style:family="paragraph" style:parent-style-name="Text_20_body">
      <style:paragraph-properties fo:margin-left="2.54cm" fo:margin-right="0cm" fo:line-height="150%" fo:text-indent="0.847cm" style:auto-text-indent="false">
        <style:tab-stops/>
      </style:paragraph-properties>
    </style:style>
    <style:style style:name="P11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12" style:family="paragraph" style:parent-style-name="Text_20_body" style:list-style-name="L1">
      <style:paragraph-properties fo:margin-left="0.988cm" fo:margin-right="-0.351cm" fo:line-height="1.058cm" fo:orphans="2" fo:widows="2" fo:text-indent="0cm" style:auto-text-indent="false" style:text-autospace="none" style:vertical-align="bottom">
        <style:tab-stops/>
      </style:paragraph-properties>
      <style:text-properties style:font-name="標楷體" style:font-size-complex="14pt"/>
    </style:style>
    <style:style style:name="P13" style:family="paragraph" style:parent-style-name="Text_20_body">
      <style:paragraph-properties fo:margin-left="0cm" fo:margin-right="0cm" fo:line-height="150%" fo:text-indent="0cm" style:auto-text-indent="false" style:vertical-align="baseline"/>
      <style:text-properties style:font-size-complex="13pt"/>
    </style:style>
    <style:style style:name="T1" style:family="text">
      <style:text-properties fo:font-size="13pt" style:font-size-asian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number text:level="1" style:num-suffix="、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中小企業營運計畫構想書綱要</text:p>
      <text:p text:style-name="P1">壹、請詳細述明下列各項：</text:p>
      <text:p text:style-name="P3">一、公司名稱: </text:p>
      <text:p text:style-name="P3">二、公司營業項目: </text:p>
      <text:p text:style-name="P4">三、設立公司緣由及目標:</text:p>
      <text:p text:style-name="P4">四、公司組織架構與成員職掌、簡歷</text:p>
      <text:p text:style-name="P4">五、環境及產業分析</text:p>
      <text:p text:style-name="P5">（總體環境分析及發展趨勢、主要購買者、產品優勢、競爭產品現況、市場可能分佈及拓展企圖、預定成長率等）</text:p>
      <text:p text:style-name="P2">貳、請簡要述明下列各項：</text:p>
      <text:p text:style-name="P6">一、行銷策略</text:p>
      <text:p text:style-name="P7">1.產品定位： </text:p>
      <text:p text:style-name="P7">2.價格策略： </text:p>
      <text:p text:style-name="P7">3.行銷通路： </text:p>
      <text:p text:style-name="P7">4.售後服務： </text:p>
      <text:p text:style-name="P7">5.推廣企劃等： </text:p>
      <text:p text:style-name="P6">二、財務計畫（請附企業現金流量、資金來源與需求、資產負債表及損益表）</text:p>
      <text:list xml:id="list300203335" text:style-name="L1">
        <text:list-item>
          <text:p text:style-name="P12">商品化計畫（成品設計包裝、成品推出時程與價格）</text:p>
        </text:list-item>
      </text:list>
      <text:p text:style-name="P8"><text:s text:c="4"/>四、營運工作進度</text:p>
      <text:p text:style-name="P6"/>
      <text:p text:style-name="P13"><text:span text:style-name="T1"><text:s text:c="17"/>申請公司： </text:span></text:p>
      <text:p text:style-name="P9">負 責 人： <text:s text:c="5"/>（請蓋大、小章）</text:p>
      <text:p text:style-name="P9"/>
      <text:p text:style-name="P10"><text:span text:style-name="預設段落字型"><text:span text:style-name="T2">中 <text:s text:c="3"/>華 <text:s text:c="3"/>民 <text:s text:c="3"/>國 <text:s text:c="4"/>年 <text:s text:c="3"/>月 <text:s text:c="3"/>日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line-height="0.811cm" fo:text-align="justify" style:justify-single-word="false" fo:orphans="0" fo:widows="0" fo:hyphenation-ladder-count="no-limit" style:snap-to-layout-grid="false"/>
      <style:text-properties fo:font-size="14pt" style:font-name-asian="標楷體" style:font-family-asian="標楷體" style:font-family-generic-asian="script" style:font-pitch-asian="fixed" style:font-size-asian="14pt" style:font-size-complex="12pt" fo:hyphenate="false"/>
    </style:style>
    <style:style style:name="Header" style:family="paragraph" style:parent-style-name="Text_20_body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Text_20_body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註解方塊文字" style:family="paragraph" style:parent-style-name="Text_20_body">
      <style:paragraph-properties fo:hyphenation-ladder-count="no-limit"/>
      <style:text-properties style:font-name="Arial" fo:font-family="Arial" style:font-family-generic="swiss" style:font-pitch="variable" fo:font-size="9pt" style:font-name-asian="新細明體" style:font-family-asian="新細明體" style:font-family-generic-asian="roman" style:font-pitch-asian="variable" style:font-size-asian="9pt" style:font-size-complex="9pt" fo:hyphenate="false"/>
    </style:style>
    <style:style style:name="註解文字" style:family="paragraph" style:parent-style-name="Text_20_body">
      <style:paragraph-properties fo:line-height="100%" fo:text-align="start" style:justify-single-word="false" fo:hyphenation-ladder-count="no-limit" style:snap-to-layout-grid="true"/>
      <style:text-properties fo:font-size="12pt" style:letter-kerning="true" style:font-name-asian="新細明體" style:font-family-asian="新細明體" style:font-family-generic-asian="roman" style:font-pitch-asian="variable" style:font-size-asian="12pt" fo:hyphenate="false"/>
    </style:style>
    <style:style style:name="預設段落字型" style:family="text"/>
    <style:style style:name="註解文字_20_字元" style:display-name="註解文字 字元" style:family="text">
      <style:text-properties fo:font-size="12pt" fo:language="en" fo:country="US" style:letter-kerning="true" style:font-name-asian="新細明體" style:font-family-asian="新細明體" style:font-family-generic-asian="roman" style:font-pitch-asian="variable" style:font-size-asian="12pt" style:language-asian="zh" style:country-asian="TW" style:font-size-complex="12pt" style:language-complex="ar" style:country-complex="SA"/>
    </style:style>
    <style:style style:name="註解參照" style:family="tex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706cm" style:layout-grid-ruby-height="0.353cm" style:layout-grid-mode="li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title>樹德科技大學創新育成中心</dc:title>
    <meta:initial-creator>wenwen</meta:initial-creator>
    <meta:creation-date>2018-07-06T02:13:00Z</meta:creation-date>
    <dc:date>2018-07-06T10:18:24.324000000</dc:date>
    <meta:editing-cycles>3</meta:editing-cycles>
    <meta:editing-duration>PT38S</meta:editing-duration>
    <meta:document-statistic meta:table-count="0" meta:image-count="0" meta:object-count="0" meta:page-count="1" meta:paragraph-count="21" meta:word-count="268" meta:character-count="335" meta:non-whitespace-character-count="273"/>
    <meta:user-defined meta:name="KSOProductBuildVer">2052-9.1.0.4468</meta:user-defined>
    <meta:template xlink:type="simple" xlink:actuate="onRequest" xlink:title="" xlink:href="Normal"/>
  </office:meta>
</office:document-meta>
</file>